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 style:font-adornments="Gras" style:font-pitch="variable"/>
    <style:font-face style:name="Book Antiqua" svg:font-family="'Book Antiqua'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2cm" table:align="center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6.001cm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4dfda5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ebab7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4dfda5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ize="10pt" officeooo:rsid="00055811" officeooo:paragraph-rsid="004dfda5" style:font-size-asian="10pt" style:font-size-complex="10pt"/>
    </style:style>
    <style:style style:name="P6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4dfda5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055811" officeooo:paragraph-rsid="004dfda5"/>
    </style:style>
    <style:style style:name="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4dfda5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Preformatted_20_Text">
      <style:text-properties officeooo:rsid="005b8f63" officeooo:paragraph-rsid="005b8f63"/>
    </style:style>
    <style:style style:name="P11" style:family="paragraph" style:parent-style-name="Preformatted_20_Text">
      <style:text-properties officeooo:paragraph-rsid="005b8f63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5cd7bd" officeooo:paragraph-rsid="005cd7bd"/>
    </style:style>
    <style:style style:name="P14" style:family="paragraph" style:parent-style-name="Text_20_body">
      <style:text-properties officeooo:rsid="005b8f63" officeooo:paragraph-rsid="005b8f63"/>
    </style:style>
    <style:style style:name="P15" style:family="paragraph" style:parent-style-name="Text_20_body" style:list-style-name="L2">
      <style:text-properties officeooo:rsid="005b8f63" officeooo:paragraph-rsid="005b8f63"/>
    </style:style>
    <style:style style:name="P16" style:family="paragraph" style:parent-style-name="Text_20_body" style:list-style-name="L2">
      <style:text-properties officeooo:rsid="005cd7bd" officeooo:paragraph-rsid="005cd7bd"/>
    </style:style>
    <style:style style:name="T1" style:family="text">
      <style:text-properties officeooo:rsid="00592615"/>
    </style:style>
    <style:style style:name="T2" style:family="text">
      <style:text-properties style:text-position="super 58%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4b374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T9" style:family="text">
      <style:text-properties fo:font-size="16pt" fo:font-weight="bold" style:font-weight-asian="bold" style:font-weight-complex="bold"/>
    </style:style>
    <style:style style:name="T10" style:family="text">
      <style:text-properties fo:font-size="16pt" officeooo:rsid="0054b374"/>
    </style:style>
    <style:style style:name="T11" style:family="text">
      <style:text-properties fo:font-size="16pt" officeooo:rsid="004dfda5"/>
    </style:style>
    <style:style style:name="T12" style:family="text">
      <style:text-properties officeooo:rsid="0054b374"/>
    </style:style>
    <style:style style:name="T13" style:family="text">
      <style:text-properties officeooo:rsid="00584b94"/>
    </style:style>
    <style:style style:name="T14" style:family="text">
      <style:text-properties officeooo:rsid="00055811"/>
    </style:style>
    <style:style style:name="T15" style:family="text">
      <style:text-properties officeooo:rsid="005b8f63"/>
    </style:style>
    <style:style style:name="T16" style:family="text">
      <style:text-properties style:font-name="Consolas2" style:font-name-asian="Consolas2" style:font-name-complex="Consolas2"/>
    </style:style>
    <style:style style:name="T17" style:family="text">
      <style:text-properties style:font-name="Consolas1" style:font-name-asian="NSimSun" style:font-name-complex="Liberation Mono"/>
    </style:style>
    <style:style style:name="T18" style:family="text">
      <style:text-properties style:font-name="Consolas1" officeooo:rsid="005b8f63" style:font-name-asian="NSimSun" style:font-name-complex="Liberation 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oit l'algorithme suivant :</text:p>
      <text:p text:style-name="Preformatted_20_Text">Algorithme Inconnu</text:p>
      <text:p text:style-name="Preformatted_20_Text">Début</text:p>
      <text:p text:style-name="Preformatted_20_Text"><text:s text:c="2"/>// Séquence 1</text:p>
      <text:p text:style-name="Preformatted_20_Text"><text:s text:c="2"/>Répéter</text:p>
      <text:p text:style-name="Preformatted_20_Text"><text:s text:c="4"/><text:span text:style-name="T15">Écrire("Donner un mot ? ") ; Lire(mot)</text:span></text:p>
      <text:p text:style-name="Preformatted_20_Text"><text:s text:c="2"/>Jusqu'à <text:span text:style-name="T15">Long(mot) &gt; 3</text:span> </text:p>
      <text:p text:style-name="Preformatted_20_Text"><text:s text:c="2"/>// <text:span text:style-name="T15">Séquence 2</text:span></text:p>
      <text:p text:style-name="P10"><text:s text:c="2"/>cars ← ""</text:p>
      <text:p text:style-name="P10"><text:s text:c="2"/>Pour i de 65 à 90 Faire</text:p>
      <text:p text:style-name="P10"><text:s text:c="4"/>car ← chr(i)</text:p>
      <text:p text:style-name="P10"><text:s text:c="4"/>Si (Pos(car, mot) <text:span text:style-name="T16">≠</text:span><text:span text:style-name="T17"> -1) et (Pos(car, cars)) = -1 Alors </text:span></text:p>
      <text:p text:style-name="P10"><text:span text:style-name="T17"><text:s text:c="6"/>cars ← cars + car </text:span></text:p>
      <text:p text:style-name="P10"><text:span text:style-name="T17"><text:s text:c="4"/>Fin Si</text:span></text:p>
      <text:p text:style-name="P10"><text:span text:style-name="T17"><text:s text:c="2"/>Fin Pour</text:span></text:p>
      <text:p text:style-name="P11"><text:span text:style-name="T18"><text:s text:c="2"/>// Séquence 3</text:span></text:p>
      <text:p text:style-name="P11"><text:span text:style-name="T18"><text:s text:c="2"/>Écrire(cars)</text:span></text:p>
      <text:p text:style-name="P11">Fin</text:p>
      <text:h text:style-name="Heading_20_2" text:outline-level="2">Travail demandé</text:h>
      <text:list text:style-name="L2">
        <text:list-item>
          <text:p text:style-name="P15">Créer un dossier portant votre nom sur le bureau.</text:p>
        </text:list-item>
        <text:list-item>
          <text:p text:style-name="P15">Traduire l'algorithme en Python et l'enregistrer sous le nom "<text:span text:style-name="T5">prog1.py</text:span>", dans votre dossier.</text:p>
        </text:list-item>
        <text:list-item>
          <text:p text:style-name="P15">Tester le programme avec les mots suivants tout en indiquant le résultat affiché 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mot</text:p>
          </table:table-cell>
          <table:table-cell table:style-name="Tableau1.B1" office:value-type="string">
            <text:p text:style-name="P13">cars</text:p>
          </table:table-cell>
        </table:table-row>
        <table:table-row>
          <table:table-cell table:style-name="Tableau1.A2" office:value-type="string">
            <text:p text:style-name="P13">NOVAE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3">TROU NOIR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3">KABAB BAB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3">DABDOUB</text:p>
          </table:table-cell>
          <table:table-cell table:style-name="Tableau1.B2" office:value-type="string">
            <text:p text:style-name="P12"/>
          </table:table-cell>
        </table:table-row>
      </table:table>
      <text:list text:continue-numbering="true" text:style-name="L2">
        <text:list-header>
          <text:p text:style-name="P16">En déduire le rôle de l'algorithme.</text:p>
        </text:list-header>
        <text:list-item>
          <text:p text:style-name="P16">Transformer les séquences 1 et en sous-programmes dans un nouveau fichier nommé "<text:span text:style-name="T5">prog2.py</text:span>".</text:p>
        </text:list-item>
        <text:list-item>
          <text:p text:style-name="P16">Améliorer le programme :</text:p>
          <text:list>
            <text:list-item>
              <text:p text:style-name="P16">Saisir deux mots mot1 et mot2</text:p>
            </text:list-item>
            <text:list-item>
              <text:p text:style-name="P16">Déterminer puis afficher s'ils sont formés des mêmes lettres alphabétiques.</text:p>
            </text:list-item>
          </text:list>
        </text:list-item>
        <text:list-item>
          <text:p text:style-name="P16">Améliorer le programme pour inclure les lettres majuscules et minuscu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doni MT" svg:font-family="'Bodoni MT'" style:font-adornments="Gras" style:font-pitch="variable"/>
    <style:font-face style:name="Book Antiqua" svg:font-family="'Book Antiqua'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Gras" style:font-family-generic="roman" style:font-pitch="variable" fo:font-size="11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text-align="justify" style:justify-single-word="false"/>
      <style:text-properties fo:font-size="10.5pt" fo:font-weight="normal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 fo:text-align="center" style:justify-single-word="false"/>
      <style:text-properties style:font-name="Cambria" fo:font-family="Cambria" style:font-style-name="Gra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Bodoni MT" fo:font-family="'Bodoni MT'" style:font-style-name="Gra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cm" fo:margin-bottom="0cm" style:contextual-spacing="false" fo:background-color="#dddddd" fo:padding="0.199cm" fo:border="0.51pt solid #000000"/>
      <style:text-properties style:font-name="Consolas1" fo:font-family="Consolas" style:font-style-name="Gras" style:font-family-generic="modern" style:font-pitch="fixed" fo:font-size="9pt" fo:font-weight="normal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4dfda5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4dfda5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4dfda5"/>
    </style:style>
    <style:style style:name="MP5" style:family="paragraph" style:parent-style-name="Table_20_Contents">
      <style:text-properties fo:font-size="10pt" officeooo:rsid="00055811" officeooo:paragraph-rsid="004dfda5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ebab7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592615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size="16pt"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5b8f63" style:font-size-asian="16pt" style:font-weight-asian="bold" style:font-size-complex="16pt" style:font-weight-complex="bold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size="16pt" officeooo:rsid="0054b374"/>
    </style:style>
    <style:style style:name="MT10" style:family="text">
      <style:text-properties fo:font-size="16pt" officeooo:rsid="004dfda5"/>
    </style:style>
    <style:style style:name="MT11" style:family="text">
      <style:text-properties fo:font-weight="bold" officeooo:rsid="0054b374" style:font-weight-asian="bold" style:font-weight-complex="bold"/>
    </style:style>
    <style:style style:name="MT12" style:family="text">
      <style:text-properties officeooo:rsid="0054b374"/>
    </style:style>
    <style:style style:name="MT13" style:family="text">
      <style:text-properties officeooo:rsid="00584b94"/>
    </style:style>
    <style:style style:name="MT14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- <text:span text:style-name="MT1">Pratique</text:span><text:tab/><text:tab/>3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</text:span><text:span text:style-name="MT7">3</text:span><text:span text:style-name="MT8"> </text:span><text:span text:style-name="MT9">Prat</text:span><text:span text:style-name="MT10">ique</text:span></text:p>
            </table:table-cell>
            <table:table-cell table:style-name="Tableau6.C1" office:value-type="string">
              <text:p text:style-name="MP5"><text:span text:style-name="MT8">Matière : </text:span><text:span text:style-name="MT11">Informatique</text:span></text:p>
              <text:p text:style-name="MP5"><text:span text:style-name="MT8">Classe :</text:span> <text:span text:style-name="MT12">2TI - </text:span><text:span text:style-name="MT8">Durée :</text:span> 1h</text:p>
              <text:p text:style-name="MP5"><text:span text:style-name="MT8">Enseignant :</text:span> Mohamed Anis MANI</text:p>
              <text:p text:style-name="MP5"><text:span text:style-name="MT8">Année Scolaire :</text:span> 202<text:span text:style-name="MT13">3</text:span>-202<text:span text:style-name="MT13">4</text:span></text:p>
            </table:table-cell>
          </table:table-row>
        </table:table>
        <text:p text:style-name="MP6"><text:span text:style-name="MT14">Nom &amp; Prénom : </text:span><text:tab/></text:p>
      </style:header-first>
      <style:footer>
        <text:p text:style-name="MP7">Page <text:page-number text:select-page="current">3</text:page-number><text:s/>sur <text:page-count>1</text:page-count></text:p>
      </style:footer>
      <style:footer-left>
        <text:p text:style-name="MP7">Page <text:page-number text:select-page="current">2</text:page-number><text:s/>sur <text:page-count>1</text:page-count></text:p>
      </style:footer-left>
      <style:footer-first>
        <text:p text:style-name="MP8">Page <text:page-number text:select-page="current">1</text:page-number><text:s/>sur 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0T05:59:11.724757928</meta:creation-date>
    <dc:date>2024-04-18T18:53:10.657000000</dc:date>
    <meta:editing-duration>PT4H49M47S</meta:editing-duration>
    <meta:editing-cycles>32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46" meta:word-count="217" meta:character-count="1228" meta:non-whitespace-character-count="1018"/>
  </office:meta>
</office:document-meta>
</file>